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20e161" officeooo:paragraph-rsid="0020e161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text-align="justify" style:justify-single-word="false" fo:text-indent="0in" style:auto-text-indent="false" fo:break-before="page"/>
    </style:style>
    <style:style style:name="P7" style:family="paragraph" style:parent-style-name="Standard" style:master-page-name="Standard">
      <style:paragraph-properties fo:text-align="justify" style:justify-single-word="false" style:page-number="auto" fo:padding-left="0in" fo:padding-right="0in" fo:padding-top="0in" fo:padding-bottom="0.0138in" fo:border-left="none" fo:border-right="none" fo:border-top="none" fo:border-bottom="0.74pt solid #00000a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margin-top="0.1189in" fo:margin-bottom="0.1189in" loext:contextual-spacing="false" fo:text-align="justify" style:justify-single-word="false"/>
      <style:text-properties fo:color="#00000a" style:font-name="Calibri" fo:font-size="12pt" fo:language="es" fo:country="ES" fo:font-weight="bold" officeooo:rsid="0022ee4b" officeooo:paragraph-rsid="0022ee4b" style:font-name-asian="Calibri1" style:font-size-asian="12pt" style:language-asian="en" style:country-asian="US" style:font-weight-asian="bold" style:font-name-complex="Noto Sans Arabic" style:font-size-complex="11pt" style:language-complex="ar" style:country-complex="SA"/>
    </style:style>
    <style:style style:name="P9" style:family="paragraph" style:parent-style-name="Standard">
      <style:paragraph-properties fo:margin-top="0.1189in" fo:margin-bottom="0.1189in" loext:contextual-spacing="false" fo:text-align="justify" style:justify-single-word="false"/>
      <style:text-properties fo:color="#00000a" style:font-name="Calibri" fo:font-size="12pt" fo:language="es" fo:country="ES" fo:font-weight="bold" officeooo:rsid="0021d03d" officeooo:paragraph-rsid="0021d03d" style:font-name-asian="Calibri1" style:font-size-asian="12pt" style:language-asian="en" style:country-asian="US" style:font-weight-asian="bold" style:font-name-complex="Noto Sans Arabic" style:font-size-complex="11pt" style:language-complex="ar" style:country-complex="SA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List_20_Paragraph" style:list-style-name="WWNum1">
      <style:paragraph-properties fo:margin-top="0.0398in" fo:margin-bottom="0.111in" loext:contextual-spacing="true" fo:text-align="justify" style:justify-single-word="false"/>
      <style:text-properties officeooo:rsid="0022ee4b" officeooo:paragraph-rsid="0022ee4b"/>
    </style:style>
    <style:style style:name="P12" style:family="paragraph" style:parent-style-name="List_20_Paragraph" style:list-style-name="WWNum1">
      <style:paragraph-properties fo:margin-top="0.0398in" fo:margin-bottom="0.111in" loext:contextual-spacing="true" fo:text-align="justify" style:justify-single-word="false"/>
      <style:text-properties officeooo:rsid="00266da8" officeooo:paragraph-rsid="00266da8"/>
    </style:style>
    <style:style style:name="P13" style:family="paragraph" style:parent-style-name="List_20_Paragraph" style:list-style-name="WWNum1">
      <style:paragraph-properties fo:margin-top="0.0398in" fo:margin-bottom="0.111in" loext:contextual-spacing="true" fo:text-align="justify" style:justify-single-word="false"/>
      <style:text-properties officeooo:rsid="0026a1a7" officeooo:paragraph-rsid="0026a1a7"/>
    </style:style>
    <style:style style:name="P14" style:family="paragraph" style:parent-style-name="List_20_Paragraph" style:list-style-name="WWNum1">
      <style:paragraph-properties fo:margin-top="0.0398in" fo:margin-bottom="0.111in" loext:contextual-spacing="true" fo:text-align="justify" style:justify-single-word="false"/>
      <style:text-properties officeooo:rsid="002a734e" officeooo:paragraph-rsid="002a734e"/>
    </style:style>
    <style:style style:name="P15" style:family="paragraph" style:parent-style-name="List_20_Paragraph" style:list-style-name="WWNum1">
      <style:paragraph-properties fo:margin-top="0.0398in" fo:margin-bottom="0.111in" loext:contextual-spacing="true" fo:text-align="justify" style:justify-single-word="false"/>
    </style:style>
    <style:style style:name="P16" style:family="paragraph" style:parent-style-name="List_20_Paragraph" style:list-style-name="WWNum1">
      <style:paragraph-properties fo:margin-top="0.1189in" fo:margin-bottom="0.1189in" loext:contextual-spacing="true" fo:text-align="justify" style:justify-single-word="false"/>
    </style:style>
    <style:style style:name="P17" style:family="paragraph" style:parent-style-name="List_20_Paragraph" style:list-style-name="WWNum2">
      <style:paragraph-properties fo:margin-left="0.75in" fo:margin-right="0in" fo:text-align="justify" style:justify-single-word="false" fo:text-indent="-0.25in" style:auto-text-indent="false"/>
      <style:text-properties officeooo:rsid="0026a1a7" officeooo:paragraph-rsid="0026a1a7"/>
    </style:style>
    <style:style style:name="P18" style:family="paragraph" style:parent-style-name="List_20_Paragraph" style:list-style-name="WWNum4">
      <style:paragraph-properties fo:margin-left="0.75in" fo:margin-right="0in" fo:text-align="justify" style:justify-single-word="false" fo:text-indent="-0.25in" style:auto-text-indent="false"/>
      <style:text-properties officeooo:rsid="002728b3" officeooo:paragraph-rsid="002728b3"/>
    </style:style>
    <style:style style:name="P19" style:family="paragraph" style:parent-style-name="List_20_Paragraph" style:list-style-name="WWNum2">
      <style:paragraph-properties fo:margin-left="0.75in" fo:margin-right="0in" fo:text-align="justify" style:justify-single-word="false" fo:text-indent="-0.25in" style:auto-text-indent="false"/>
    </style:style>
    <style:style style:name="P20" style:family="paragraph" style:parent-style-name="List_20_Paragraph" style:list-style-name="WWNum2">
      <style:paragraph-properties fo:margin-left="0.75in" fo:margin-right="0in" fo:text-align="justify" style:justify-single-word="false" fo:text-indent="-0.25in" style:auto-text-indent="false"/>
      <style:text-properties officeooo:paragraph-rsid="0020e161"/>
    </style:style>
    <style:style style:name="P21" style:family="paragraph" style:parent-style-name="List_20_Paragraph" style:list-style-name="WWNum4">
      <style:paragraph-properties fo:margin-left="0.75in" fo:margin-right="0in" fo:text-align="justify" style:justify-single-word="false" fo:text-indent="-0.25in" style:auto-text-indent="false"/>
    </style:style>
    <style:style style:name="P22" style:family="paragraph" style:parent-style-name="List_20_Paragraph" style:list-style-name="WWNum4">
      <style:paragraph-properties fo:margin-left="0.75in" fo:margin-right="0in" fo:text-align="justify" style:justify-single-word="false" fo:text-indent="-0.25in" style:auto-text-indent="false"/>
      <style:text-properties officeooo:paragraph-rsid="0028de00"/>
    </style:style>
    <style:style style:name="P23" style:family="paragraph" style:parent-style-name="List_20_Paragraph" style:list-style-name="WWNum3">
      <style:paragraph-properties fo:margin-left="0.75in" fo:margin-right="0in" fo:text-align="justify" style:justify-single-word="false" fo:text-indent="-0.25in" style:auto-text-indent="false"/>
    </style:style>
    <style:style style:name="P24" style:family="paragraph" style:parent-style-name="List_20_Paragraph" style:list-style-name="WWNum5">
      <style:paragraph-properties fo:margin-left="0.75in" fo:margin-right="0in" fo:text-align="justify" style:justify-single-word="false" fo:text-indent="-0.25in" style:auto-text-indent="false"/>
    </style:style>
    <style:style style:name="P25" style:family="paragraph" style:parent-style-name="List_20_Paragraph" style:list-style-name="WWNum5">
      <style:paragraph-properties fo:margin-left="0.75in" fo:margin-right="0in" fo:margin-top="0in" fo:margin-bottom="0.111in" loext:contextual-spacing="true" fo:text-align="justify" style:justify-single-word="false" fo:text-indent="-0.25in" style:auto-text-indent="false"/>
      <style:text-properties officeooo:rsid="00298cd3" officeooo:paragraph-rsid="00298cd3"/>
    </style:style>
    <style:style style:name="P26" style:family="paragraph" style:parent-style-name="List_20_Paragraph" style:list-style-name="WWNum5">
      <style:paragraph-properties fo:margin-left="0.75in" fo:margin-right="0in" fo:margin-top="0in" fo:margin-bottom="0.111in" loext:contextual-spacing="true" fo:text-align="justify" style:justify-single-word="false" fo:text-indent="-0.25in" style:auto-text-indent="false"/>
    </style:style>
    <style:style style:name="T1" style:family="text">
      <style:text-properties officeooo:rsid="0020e161"/>
    </style:style>
    <style:style style:name="T2" style:family="text">
      <style:text-properties officeooo:rsid="002728b3"/>
    </style:style>
    <style:style style:name="T3" style:family="text">
      <style:text-properties officeooo:rsid="00284ade"/>
    </style:style>
    <style:style style:name="T4" style:family="text">
      <style:text-properties officeooo:rsid="0028de00"/>
    </style:style>
    <style:style style:name="T5" style:family="text">
      <style:text-properties officeooo:rsid="00298c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croservicio para e-commerce: Wallet</text:p>
      <text:p text:style-name="P3">Descripción</text:p>
      <text:p text:style-name="P1">Se encarga se informar, cargar y debitar el crédito que poseen los usuarios en una billetera virtual. El saldo se debe a reembolsos por órdenes que no pudieron guardarse y opcionalmente a cargas realizadas por el usuario.</text:p>
      <text:p text:style-name="P2">Las operaciones se representan a través de teembolsar órdenes cobradas que no pudieron guardarse.ransacciones, cada una representa un movimiento de crédito desde, hacia o entre billeteras virtuales.</text:p>
      <text:p text:style-name="P3">Funciones</text:p>
      <text:list xml:id="list1110492639" text:style-name="WWNum1">
        <text:list-item>
          <text:p text:style-name="P10">Almacenar crédito, individual para cada usuario.</text:p>
        </text:list-item>
        <text:list-item>
          <text:p text:style-name="P15">Reembolsar órdenes cobradas que no pudieron guardarse.</text:p>
        </text:list-item>
        <text:list-item>
          <text:p text:style-name="P10">Permitir al usuario cargar saldo a la billetera para uso futuro.</text:p>
        </text:list-item>
        <text:list-item>
          <text:p text:style-name="P10">Permitir el uso del crédito como medio de pago para abonar órdenes.</text:p>
        </text:list-item>
        <text:list-item>
          <text:p text:style-name="P10">Informar disponibilidad de crédito de un usuario a otros microservicios.</text:p>
        </text:list-item>
        <text:list-item>
          <text:p text:style-name="P16">Informar saldo de su billetera al usuario.</text:p>
        </text:list-item>
      </text:list>
      <text:p text:style-name="P8">Entidades</text:p>
      <text:list xml:id="list235723018702623" text:continue-numbering="true" text:style-name="WWNum1">
        <text:list-item>
          <text:p text:style-name="P11">Billetera</text:p>
        </text:list-item>
        <text:list-item>
          <text:p text:style-name="P11">Transacción</text:p>
        </text:list-item>
        <text:list-item>
          <text:p text:style-name="P12">Tipo de transacción</text:p>
        </text:list-item>
        <text:list-item>
          <text:p text:style-name="P12">Estado de la billetera</text:p>
        </text:list-item>
        <text:list-item>
          <text:p text:style-name="P12">Estado de la transacción</text:p>
        </text:list-item>
        <text:list-item>
          <text:p text:style-name="P13">Resumen del período</text:p>
        </text:list-item>
        <text:list-item>
          <text:p text:style-name="P14">Estado del servicio</text:p>
        </text:list-item>
      </text:list>
      <text:p text:style-name="P9">Interfaces</text:p>
      <text:p text:style-name="P1">REST:</text:p>
      <text:p text:style-name="P5">Ofrece:</text:p>
      <text:list xml:id="list1111583377" text:style-name="WWNum2">
        <text:list-item>
          <text:p text:style-name="P19">Informe de estado del microservicio</text:p>
        </text:list-item>
        <text:list-item>
          <text:p text:style-name="P20">Generación <text:span text:style-name="T1">de transacciones</text:span></text:p>
        </text:list-item>
        <text:list-item>
          <text:p text:style-name="P20"><text:span text:style-name="T1">V</text:span>erificación de estado de transacciones</text:p>
        </text:list-item>
        <text:list-item>
          <text:p text:style-name="P19">Vista de transacciones de una billetera virtual</text:p>
        </text:list-item>
        <text:list-item>
          <text:p text:style-name="P20">Verificación de saldo <text:span text:style-name="T1">suficiente para una transacción</text:span></text:p>
        </text:list-item>
        <text:list-item>
          <text:p text:style-name="P20"><text:span text:style-name="T1">C</text:span>onsulta de saldo <text:span text:style-name="T1">sólo </text:span>por el usuario <text:span text:style-name="T1">de la billetera</text:span></text:p>
        </text:list-item>
        <text:list-item>
          <text:p text:style-name="P19">Información <text:span text:style-name="T1">pública de billetera de un usuario</text:span></text:p>
        </text:list-item>
        <text:list-item>
          <text:p text:style-name="P17">Verificación de estado de una billetera</text:p>
        </text:list-item>
      </text:list>
      <text:p text:style-name="P5">Consume:</text:p>
      <text:list xml:id="list3325958786" text:style-name="WWNum4">
        <text:list-item>
          <text:p text:style-name="P21"><text:span text:style-name="T4">Auth: </text:span>Autenticación de<text:span text:style-name="T2">l</text:span> usuario <text:span text:style-name="T2">que solicita el servicio</text:span></text:p>
        </text:list-item>
        <text:list-item>
          <text:p text:style-name="P18"><text:span text:style-name="T4">Auth: </text:span>Verificación de estado de usuario para transferencias hacia o desde su billetera</text:p>
        </text:list-item>
      </text:list>
      <text:p text:style-name="P5"/>
      <text:p text:style-name="P6">Extiende:</text:p>
      <text:list xml:id="list235722157114859" text:continue-numbering="true" text:style-name="WWNum4">
        <text:list-item>
          <text:p text:style-name="P22">Order: Pagos con crédito en billetera virtual</text:p>
        </text:list-item>
        <text:list-item>
          <text:p text:style-name="P22">Order: Reembolsos a billetera virtual <text:span text:style-name="T5">si falla la orden</text:span></text:p>
        </text:list-item>
      </text:list>
      <text:p text:style-name="P1">Mensajes:</text:p>
      <text:p text:style-name="P5">Produce:</text:p>
      <text:list xml:id="list1810957290" text:style-name="WWNum3">
        <text:list-item>
          <text:p text:style-name="P23">Verificación de transacción</text:p>
        </text:list-item>
        <text:list-item>
          <text:p text:style-name="P23">Fallo de transacción al finalizar reintentos</text:p>
        </text:list-item>
        <text:list-item>
          <text:p text:style-name="P23">Reinicio de servicio</text:p>
        </text:list-item>
      </text:list>
      <text:p text:style-name="P5">Consume:</text:p>
      <text:list xml:id="list1146339757" text:style-name="WWNum5">
        <text:list-item>
          <text:p text:style-name="P24"><text:span text:style-name="T5">Auth: Mensaje de invalidación de </text:span>token</text:p>
        </text:list-item>
        <text:list-item>
          <text:p text:style-name="P26">Order: Anulación de órdenes</text:p>
        </text:list-item>
        <text:list-item>
          <text:p text:style-name="P25">Order: Validación de órden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7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7:21:00</meta:creation-date>
    <meta:initial-creator>Andres Bonilla</meta:initial-creator>
    <dc:language>en-US</dc:language>
    <dc:date>2018-10-03T23:57:21.283673854</dc:date>
    <meta:editing-cycles>8</meta:editing-cycles>
    <meta:editing-duration>PT16H45M6S</meta:editing-duration>
    <meta:generator>LibreOffice/6.0.6.2$Linux_X86_64 LibreOffice_project/00m0$Build-2</meta:generator>
    <meta:document-statistic meta:table-count="0" meta:image-count="0" meta:object-count="0" meta:page-count="2" meta:paragraph-count="45" meta:word-count="295" meta:character-count="1815" meta:non-whitespace-character-count="15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